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icomoon1" svg:font-family="icomoon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icomoon" svg:font-family="icomo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 icons1" officeooo:rsid="00034b72" officeooo:paragraph-rsid="000e6b03"/>
    </style:style>
    <style:style style:name="P2" style:family="paragraph" style:parent-style-name="Standard">
      <style:text-properties style:font-name="dr icons1" officeooo:rsid="00034b72" officeooo:paragraph-rsid="0016c888"/>
    </style:style>
    <style:style style:name="P3" style:family="paragraph" style:parent-style-name="Standard">
      <style:text-properties style:font-name="dr icons1" officeooo:rsid="00034b72" officeooo:paragraph-rsid="000ad31f"/>
    </style:style>
    <style:style style:name="P4" style:family="paragraph" style:parent-style-name="Standard">
      <style:text-properties style:font-name="dr icons1" officeooo:rsid="00034b72" officeooo:paragraph-rsid="0008fb66"/>
    </style:style>
    <style:style style:name="P5" style:family="paragraph" style:parent-style-name="Standard">
      <style:text-properties style:font-name="dr icons1" officeooo:rsid="00034b72" officeooo:paragraph-rsid="0018ed69"/>
    </style:style>
    <style:style style:name="P6" style:family="paragraph" style:parent-style-name="Standard">
      <style:text-properties style:font-name="dr icons1" officeooo:rsid="00034b72" officeooo:paragraph-rsid="0019d7bc"/>
    </style:style>
    <style:style style:name="P7" style:family="paragraph" style:parent-style-name="Standard">
      <style:text-properties style:font-name="dr icons1" officeooo:rsid="00034b72" officeooo:paragraph-rsid="001e6e70"/>
    </style:style>
    <style:style style:name="P8" style:family="paragraph" style:parent-style-name="Standard">
      <style:text-properties style:font-name="dr icons1" officeooo:rsid="00034b72" officeooo:paragraph-rsid="0026cdcd"/>
    </style:style>
    <style:style style:name="P9" style:family="paragraph" style:parent-style-name="Standard">
      <style:text-properties style:font-name="dr icons1" officeooo:rsid="00034b72" officeooo:paragraph-rsid="002e5793"/>
    </style:style>
    <style:style style:name="P10" style:family="paragraph" style:parent-style-name="Standard">
      <style:text-properties style:font-name="dr icons1" officeooo:rsid="00034b72" officeooo:paragraph-rsid="002f2815"/>
    </style:style>
    <style:style style:name="T1" style:family="text">
      <style:text-properties style:font-name="dr icons" style:font-name-asian="dr icons" style:font-name-complex="dr icons"/>
    </style:style>
    <style:style style:name="T2" style:family="text">
      <style:text-properties style:font-name="dr icons" officeooo:rsid="001d44e6" style:font-name-asian="dr icons" style:font-name-complex="dr icons"/>
    </style:style>
    <style:style style:name="T3" style:family="text">
      <style:text-properties style:font-name="dr icons" officeooo:rsid="0004307a" style:font-name-asian="dr icons" style:font-name-complex="dr icons"/>
    </style:style>
    <style:style style:name="T4" style:family="text">
      <style:text-properties style:font-name="Courier New" officeooo:rsid="0004307a" style:font-name-asian="dr icons" style:font-name-complex="dr icons"/>
    </style:style>
    <style:style style:name="T5" style:family="text">
      <style:text-properties style:font-name="Courier New" officeooo:rsid="00072c5f" style:font-name-asian="dr icons" style:font-name-complex="dr icons"/>
    </style:style>
    <style:style style:name="T6" style:family="text">
      <style:text-properties style:font-name="Courier New" officeooo:rsid="0008fb66" style:font-name-asian="dr icons" style:font-name-complex="dr icons"/>
    </style:style>
    <style:style style:name="T7" style:family="text">
      <style:text-properties style:font-name="Courier New" officeooo:rsid="000ad31f" style:font-name-asian="dr icons" style:font-name-complex="dr icons"/>
    </style:style>
    <style:style style:name="T8" style:family="text">
      <style:text-properties style:font-name="Courier New" officeooo:rsid="000fef7d" style:font-name-asian="dr icons" style:font-name-complex="dr icons"/>
    </style:style>
    <style:style style:name="T9" style:family="text">
      <style:text-properties style:font-name="Courier New" officeooo:rsid="0011872c" style:font-name-asian="dr icons" style:font-name-complex="dr icons"/>
    </style:style>
    <style:style style:name="T10" style:family="text">
      <style:text-properties style:font-name="Courier New" officeooo:rsid="00132154" style:font-name-asian="dr icons" style:font-name-complex="dr icons"/>
    </style:style>
    <style:style style:name="T11" style:family="text">
      <style:text-properties style:font-name="Courier New" officeooo:rsid="0014ccde" style:font-name-asian="dr icons" style:font-name-complex="dr icons"/>
    </style:style>
    <style:style style:name="T12" style:family="text">
      <style:text-properties style:font-name="Courier New" officeooo:rsid="0018ed69" style:font-name-asian="dr icons" style:font-name-complex="dr icons"/>
    </style:style>
    <style:style style:name="T13" style:family="text">
      <style:text-properties style:font-name="Courier New" officeooo:rsid="0019d7bc" style:font-name-asian="dr icons" style:font-name-complex="dr icons"/>
    </style:style>
    <style:style style:name="T14" style:family="text">
      <style:text-properties style:font-name="Courier New" officeooo:rsid="001b157f" style:font-name-asian="dr icons" style:font-name-complex="dr icons"/>
    </style:style>
    <style:style style:name="T15" style:family="text">
      <style:text-properties style:font-name="Courier New" officeooo:rsid="001d44e6" style:font-name-asian="dr icons" style:font-name-complex="dr icons"/>
    </style:style>
    <style:style style:name="T16" style:family="text">
      <style:text-properties style:font-name="Courier New" officeooo:rsid="001faa2b" style:font-name-asian="dr icons" style:font-name-complex="dr icons"/>
    </style:style>
    <style:style style:name="T17" style:family="text">
      <style:text-properties style:font-name="Courier New" officeooo:rsid="00219139" style:font-name-asian="dr icons" style:font-name-complex="dr icons"/>
    </style:style>
    <style:style style:name="T18" style:family="text">
      <style:text-properties style:font-name="Courier New" officeooo:rsid="002f2815" style:font-name-asian="dr icons" style:font-name-complex="dr icons"/>
    </style:style>
    <style:style style:name="T19" style:family="text">
      <style:text-properties style:font-name="Courier New" officeooo:rsid="00317f7f" style:font-name-asian="dr icons" style:font-name-complex="dr icons"/>
    </style:style>
    <style:style style:name="T20" style:family="text">
      <style:text-properties style:font-name="icomoon" style:font-name-asian="dr icons" style:font-name-complex="dr icons"/>
    </style:style>
    <style:style style:name="T21" style:family="text">
      <style:text-properties style:font-name="icomoon" officeooo:rsid="0016c888" style:font-name-asian="dr icons" style:font-name-complex="dr icons"/>
    </style:style>
    <style:style style:name="T22" style:family="text">
      <style:text-properties style:font-name="icomoon1" officeooo:rsid="0016c888" style:font-name-asian="icomoon1" style:font-name-complex="icomoon1"/>
    </style:style>
    <style:style style:name="T23" style:family="text">
      <style:text-properties style:font-name="icomoon1" officeooo:rsid="0018ed69" style:font-name-asian="icomoon1" style:font-name-complex="icomoon1"/>
    </style:style>
    <style:style style:name="T24" style:family="text">
      <style:text-properties style:font-name="icomoon1" officeooo:rsid="0019d7bc" style:font-name-asian="icomoon1" style:font-name-complex="icomoon1"/>
    </style:style>
    <style:style style:name="T25" style:family="text">
      <style:text-properties style:font-name="icomoon1" officeooo:rsid="001b157f" style:font-name-asian="icomoon1" style:font-name-complex="icomoon1"/>
    </style:style>
    <style:style style:name="T26" style:family="text">
      <style:text-properties style:font-name="icomoon1" officeooo:rsid="0026cdcd" style:font-name-asian="icomoon1" style:font-name-complex="icomoon1"/>
    </style:style>
    <style:style style:name="T27" style:family="text">
      <style:text-properties style:font-name="icomoon1" officeooo:rsid="002f3824" style:font-name-asian="icomoon1" style:font-name-complex="icomoon1"/>
    </style:style>
    <style:style style:name="T28" style:family="text">
      <style:text-properties style:font-name="icomoon1" officeooo:rsid="00304c23" style:font-name-asian="icomoon1" style:font-name-complex="icomoon1"/>
    </style:style>
    <style:style style:name="T29" style:family="text">
      <style:text-properties style:font-name="dr icons1" officeooo:rsid="00034b72" style:font-name-asian="dr icons" style:font-name-complex="dr icons"/>
    </style:style>
    <style:style style:name="T30" style:family="text">
      <style:text-properties style:font-name="dr icons" officeooo:rsid="00177b7a" style:font-name-asian="dr icons" style:font-name-complex="dr ico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</text:span><text:span text:style-name="T1"><text:tab/></text:span><text:span text:style-name="T4">dri_favorit</text:span></text:p>
      <text:p text:style-name="P6"><text:span text:style-name="T24"></text:span><text:span text:style-name="T1"><text:tab/></text:span><text:span text:style-name="T4">dri_</text:span><text:span text:style-name="T8">pil_</text:span><text:span text:style-name="T9">op</text:span></text:p>
      <text:p text:style-name="P6"><text:span text:style-name="T24"></text:span><text:span text:style-name="T1"><text:tab/></text:span><text:bookmark-start text:name="__DdeLink__574_1125253818"/><text:span text:style-name="T13">x d</text:span><text:span text:style-name="T4">ri_</text:span><text:span text:style-name="T8">pil_hoejre</text:span><text:bookmark-end text:name="__DdeLink__574_1125253818"/></text:p>
      <text:p text:style-name="P2"><text:span text:style-name="T24"></text:span><text:span text:style-name="T1"><text:tab/></text:span><text:span text:style-name="T9">dri_pil_ned</text:span></text:p>
      <text:p text:style-name="P6"><text:span text:style-name="T24"></text:span><text:span text:style-name="T1"><text:tab/></text:span><text:span text:style-name="T4">dri_hent</text:span></text:p>
      <text:p text:style-name="P6"><text:span text:style-name="T24"></text:span><text:span text:style-name="T1"><text:tab/></text:span><text:span text:style-name="T4">dri_opdater</text:span></text:p>
      <text:p text:style-name="P6"><text:span text:style-name="T24"></text:span><text:span text:style-name="T1"><text:tab/></text:span><text:span text:style-name="T4">dri_del</text:span></text:p>
      <text:p text:style-name="P6"><text:span text:style-name="T24"></text:span><text:span text:style-name="T1"><text:tab/></text:span><text:bookmark-start text:name="__DdeLink__572_1125253818"/><text:bookmark-start text:name="__DdeLink__569_1125253818"/><text:span text:style-name="T13">x d</text:span><text:span text:style-name="T4">ri_radio_</text:span><text:bookmark-end text:name="__DdeLink__569_1125253818"/><text:span text:style-name="T4">frem</text:span><text:bookmark-end text:name="__DdeLink__572_1125253818"/></text:p>
      <text:p text:style-name="P6"><text:span text:style-name="T24"></text:span><text:span text:style-name="T1"><text:tab/></text:span><text:span text:style-name="T4">dri_radio_n</text:span><text:span text:style-name="T5">ae</text:span><text:span text:style-name="T4">ste</text:span></text:p>
      <text:p text:style-name="P6"><text:span text:style-name="T24"></text:span><text:span text:style-name="T1"><text:tab/></text:span><text:span text:style-name="T4">dri_radio_forrige</text:span></text:p>
      <text:p text:style-name="P6"><text:span text:style-name="T24"></text:span><text:span text:style-name="T1"><text:tab/></text:span><text:span text:style-name="T4">dri_radio_stop</text:span></text:p>
      <text:p text:style-name="P6"><text:span text:style-name="T24"></text:span><text:span text:style-name="T1"><text:tab/></text:span><text:span text:style-name="T4">dri_radio_pause</text:span></text:p>
      <text:p text:style-name="P2"><text:span text:style-name="T24"></text:span><text:span text:style-name="T1"><text:tab/></text:span><text:span text:style-name="T4">dri_radio_spil</text:span></text:p>
      <text:p text:style-name="P2"><text:span text:style-name="T23"></text:span><text:span text:style-name="T1"><text:tab/></text:span><text:bookmark-start text:name="__DdeLink__567_1125253818"/><text:span text:style-name="T4">dri_indstillinger</text:span><text:bookmark-end text:name="__DdeLink__567_1125253818"/></text:p>
      <text:p text:style-name="P2"><text:span text:style-name="T23"></text:span><text:span text:style-name="T1"><text:tab/></text:span><text:span text:style-name="T4">dri_advarsel</text:span></text:p>
      <text:p text:style-name="P8"><text:span text:style-name="T26"></text:span><text:span text:style-name="T1"><text:tab/></text:span><text:bookmark-start text:name="__DdeLink__565_1125253818"/><text:span text:style-name="T4">dri_luk</text:span><text:bookmark-end text:name="__DdeLink__565_1125253818"/></text:p>
      <text:p text:style-name="P10"><text:span text:style-name="T27"></text:span><text:span text:style-name="T3"><text:tab/></text:span><text:bookmark-start text:name="__DdeLink__565_11252538181"/><text:span text:style-name="T4">dri_</text:span><text:bookmark-end text:name="__DdeLink__565_11252538181"/><text:span text:style-name="T18">lyd</text:span></text:p>
      <text:p text:style-name="P10"><text:span text:style-name="T28"></text:span><text:span text:style-name="T3"><text:tab/></text:span><text:bookmark-start text:name="__DdeLink__565_11252538182"/><text:span text:style-name="T4">dri_</text:span><text:bookmark-end text:name="__DdeLink__565_11252538182"/><text:span text:style-name="T18">soeg</text:span></text:p>
      <text:p text:style-name="P2"><text:span text:style-name="T25"></text:span><text:span text:style-name="T1"><text:tab/></text:span><text:span text:style-name="T19">T</text:span><text:span text:style-name="T10">ilf</text:span><text:span text:style-name="T11">oe</text:span><text:span text:style-name="T10">j</text:span></text:p>
      <text:p text:style-name="P9"><text:span text:style-name="T20"><text:s/></text:span><text:span text:style-name="T1"><text:tab/></text:span><text:span text:style-name="T7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icomoon1" svg:font-family="icomoon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icomoon" svg:font-family="icomo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4-01-29T11:23:04.216049531</meta:creation-date>
    <dc:date>2014-12-02T16:04:43.884458051</dc:date>
    <dc:creator>Jacob Nordfalk</dc:creator>
    <meta:editing-duration>PT2H59M56S</meta:editing-duration>
    <meta:editing-cycles>39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41" meta:character-count="265" meta:non-whitespace-character-count="242"/>
  </office:meta>
</office:document-meta>
</file>